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e7eb" officeooo:paragraph-rsid="0001e7eb"/>
    </style:style>
    <style:style style:name="P2" style:family="paragraph" style:parent-style-name="Standard">
      <style:text-properties officeooo:rsid="000397f0" officeooo:paragraph-rsid="000397f0"/>
    </style:style>
    <style:style style:name="P3" style:family="paragraph" style:parent-style-name="Standard">
      <style:text-properties officeooo:paragraph-rsid="00049dd8"/>
    </style:style>
    <style:style style:name="P4" style:family="paragraph" style:parent-style-name="Standard">
      <style:text-properties officeooo:rsid="00049dd8" officeooo:paragraph-rsid="00049dd8"/>
    </style:style>
    <style:style style:name="P5" style:family="paragraph" style:parent-style-name="Standard">
      <style:text-properties officeooo:rsid="0001e7eb" officeooo:paragraph-rsid="0001e7eb"/>
    </style:style>
    <style:style style:name="P6" style:family="paragraph" style:parent-style-name="Standard">
      <style:text-properties officeooo:rsid="0001e7eb" officeooo:paragraph-rsid="001c23c2"/>
    </style:style>
    <style:style style:name="P7" style:family="paragraph" style:parent-style-name="Standard">
      <style:text-properties officeooo:paragraph-rsid="0001e7eb"/>
    </style:style>
    <style:style style:name="P8" style:family="paragraph" style:parent-style-name="Standard">
      <style:text-properties officeooo:rsid="00064161" officeooo:paragraph-rsid="00064161"/>
    </style:style>
    <style:style style:name="P9" style:family="paragraph" style:parent-style-name="Standard">
      <style:text-properties officeooo:rsid="001c23c2" officeooo:paragraph-rsid="001c23c2"/>
    </style:style>
    <style:style style:name="P10" style:family="paragraph" style:parent-style-name="Standard" style:list-style-name="L1">
      <style:text-properties officeooo:rsid="001c23c2" officeooo:paragraph-rsid="001c23c2"/>
    </style:style>
    <style:style style:name="P11" style:family="paragraph" style:parent-style-name="Standard" style:list-style-name="L1">
      <style:text-properties officeooo:rsid="001c6e8c" officeooo:paragraph-rsid="001c6e8c"/>
    </style:style>
    <style:style style:name="P12" style:family="paragraph" style:parent-style-name="Standard">
      <style:text-properties fo:font-weight="bold" officeooo:rsid="001c23c2" officeooo:paragraph-rsid="001c23c2" style:font-weight-asian="bold" style:font-weight-complex="bold"/>
    </style:style>
    <style:style style:name="P13" style:family="paragraph" style:parent-style-name="Standard">
      <style:text-properties fo:font-weight="bold" officeooo:rsid="0001e7eb" officeooo:paragraph-rsid="0001e7eb" style:font-weight-asian="bold" style:font-weight-complex="bold"/>
    </style:style>
    <style:style style:name="P14" style:family="paragraph" style:parent-style-name="Standard">
      <style:text-properties fo:font-weight="bold" officeooo:rsid="001c6e8c" officeooo:paragraph-rsid="001c6e8c" style:font-weight-asian="bold" style:font-weight-complex="bold"/>
    </style:style>
    <style:style style:name="P15" style:family="paragraph" style:parent-style-name="Standard">
      <style:text-properties fo:font-weight="normal" officeooo:rsid="001c6e8c" officeooo:paragraph-rsid="001c6e8c" style:font-weight-asian="normal" style:font-weight-complex="normal"/>
    </style:style>
    <style:style style:name="T1" style:family="text">
      <style:text-properties officeooo:rsid="0001e7eb"/>
    </style:style>
    <style:style style:name="T2" style:family="text">
      <style:text-properties officeooo:rsid="000397f0"/>
    </style:style>
    <style:style style:name="T3" style:family="text">
      <style:text-properties officeooo:rsid="00049dd8"/>
    </style:style>
    <style:style style:name="T4" style:family="text">
      <style:text-properties officeooo:rsid="001c23c2"/>
    </style:style>
    <style:style style:name="T5" style:family="text">
      <style:text-properties style:text-line-through-style="none" style:text-line-through-type="non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Following steps were followed to create the Carousel react app manually.</text:p>
      <text:p text:style-name="P1"/>
      <text:p text:style-name="P7"><text:span text:style-name="T1">1. mkdir </text:span><text:span text:style-name="T4">Carousel_react_app</text:span><text:span text:style-name="T1"> (Command to create a directory that contains the react app)</text:span></text:p>
      <text:p text:style-name="P6">2. cd <text:s/><text:span text:style-name="T4">Carousel_react_app</text:span> (Command to change the current directory to <text:s text:c="6"/><text:tab/>Scandiweb_carousel_project)</text:p>
      <text:p text:style-name="P1">3. Code . (Command to open Visual studio code)</text:p>
      <text:p text:style-name="P1">4. Create an index.html file in VS code that contains the boiler-plate html code including, a div with id=”root”.</text:p>
      <text:p text:style-name="P2">5. npm init -y (Command to create the package.json file for the react app)</text:p>
      <text:p text:style-name="P2">6. npm add react react-dom (Command to add react and react-dom to the application to be able to work with react)</text:p>
      <text:p text:style-name="P3"><text:span text:style-name="T2">7. Create index.js, </text:span><text:span text:style-name="T3">and App.js</text:span><text:span text:style-name="T2"> file</text:span><text:span text:style-name="T3">s</text:span><text:span text:style-name="T2"> and hook the react </text:span><text:span text:style-name="T3">App.js</text:span><text:span text:style-name="T2"> in the index.</text:span><text:span text:style-name="T4">js</text:span><text:span text:style-name="T2"> file.</text:span></text:p>
      <text:p text:style-name="P4">8. Create an App.css to host the global styles of the react application.</text:p>
      <text:p text:style-name="P4">9. Install webpack and babel to package <text:span text:style-name="T4">and compile </text:span>the react files and compile them to be able to run in the browser.</text:p>
      <text:p text:style-name="P8">10. Create webpack.config.js and define entrypoint, <text:span text:style-name="T4">rules and loader to handle image files.</text:span></text:p>
      <text:p text:style-name="P8"/>
      <text:p text:style-name="P12">How to setup the app:</text:p>
      <text:p text:style-name="P9"/>
      <text:list xml:id="list2526722804" text:style-name="L1">
        <text:list-item>
          <text:p text:style-name="P10">Open the terminal and go to the project root directory.</text:p>
        </text:list-item>
        <text:list-item>
          <text:p text:style-name="P10">Type npm init -<text:span text:style-name="T5">y and press enter (Before that, you can try to run npm run dev if that gives error then go for npm init -y command to setup the package.json file).</text:span></text:p>
        </text:list-item>
        <text:list-item>
          <text:p text:style-name="P10"><text:span text:style-name="T5">Run npm run dev command. Project will be running on </text:span><text:a xlink:type="simple" xlink:href="http://localhost:8080/" text:style-name="Internet_20_link" text:visited-style-name="Visited_20_Internet_20_Link"><text:span text:style-name="T5">http://localhost:8080/</text:span></text:a></text:p>
          <text:p text:style-name="P11"><text:span text:style-name="T5"/></text:p>
        </text:list-item>
      </text:list>
      <text:p text:style-name="P14">Additional instructions:</text:p>
      <text:p text:style-name="P14"/>
      <text:p text:style-name="P15"><text:tab/>When switching from desktop to mobile view or mobile to desktop view in the browser, it might be required to reload the app to make it working. If the scroll feature does not work when switching from either view, please reload the project and it will work. </text:p>
      <text:p text:style-name="P15"/>
      <text:p text:style-name="P15">Good luck, thank you and hope to hear from you soon.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7T18:45:44.513114669</meta:creation-date>
    <dc:date>2021-03-25T13:16:47.972908638</dc:date>
    <meta:editing-duration>PT10H30M6S</meta:editing-duration>
    <meta:editing-cycles>4</meta:editing-cycles>
    <meta:generator>LibreOffice/6.4.6.2$Linux_X86_64 LibreOffice_project/40$Build-2</meta:generator>
    <meta:document-statistic meta:table-count="0" meta:image-count="0" meta:object-count="0" meta:page-count="1" meta:paragraph-count="19" meta:word-count="286" meta:character-count="1626" meta:non-whitespace-character-count="1352"/>
  </office:meta>
</office:document-meta>
</file>